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&lt;!DOCTYPE html&gt;</text:p>
      <text:p text:style-name="Standard">&lt;html&gt;</text:p>
      <text:p text:style-name="Standard">&lt;head&gt;</text:p>
      <text:p text:style-name="Standard">&lt;style&gt;</text:p>
      <text:p text:style-name="Standard">#grad1 {</text:p>
      <text:p text:style-name="Standard"><text:s text:c="2"/>height: 200px;</text:p>
      <text:p text:style-name="Standard"><text:s text:c="2"/>background-color: red; /* For browsers that do not support gradients */</text:p>
      <text:p text:style-name="Standard"><text:s text:c="2"/>background-image: linear-gradient(yellow, red); /* Standard syntax (must be last) */</text:p>
      <text:p text:style-name="Standard">}</text:p>
      <text:p text:style-name="Standard">&lt;/style&gt;</text:p>
      <text:p text:style-name="Standard">&lt;/head&gt;</text:p>
      <text:p text:style-name="Standard">&lt;body&gt;</text:p>
      <text:p text:style-name="Standard"/>
      <text:p text:style-name="Standard">&lt;h1&gt;Linear Gradient - Top to Bottom&lt;/h1&gt;</text:p>
      <text:p text:style-name="Standard">&lt;p&gt;This linear gradient starts at the top. It starts red, transitioning to yellow:&lt;/p&gt;</text:p>
      <text:p text:style-name="Standard"/>
      <text:p text:style-name="Standard">&lt;div id="grad1"&gt;&lt;/div&gt;</text:p>
      <text:p text:style-name="Standard"/>
      <text:p text:style-name="Standard">&lt;p&gt;&lt;strong&gt;Note:&lt;/strong&gt; Internet Explorer 9 and earlier versions do not support gradients.&lt;/p&gt;</text:p>
      <text:p text:style-name="Standard"/>
      <text:p text:style-name="Standard">&lt;/body&gt;</text:p>
      <text:p text:style-name="Standard">&lt;/html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4T17:56:45.191094075</meta:creation-date>
    <dc:date>2019-02-24T17:57:33.318707255</dc:date>
    <meta:editing-duration>PT50S</meta:editing-duration>
    <meta:editing-cycles>1</meta:editing-cycles>
    <meta:document-statistic meta:table-count="0" meta:image-count="0" meta:object-count="0" meta:page-count="1" meta:paragraph-count="18" meta:word-count="68" meta:character-count="497" meta:non-whitespace-character-count="441"/>
    <meta:generator>LibreOffice/6.0.7.3$Linux_X86_64 LibreOffice_project/00m0$Build-3</meta:generator>
  </office:meta>
</office:document-meta>
</file>